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svg:width="7.8472in" svg:height="3.3319in" svg:x="0.9004in" svg:y="2.3256in">
            <draw:object draw:notify-on-update-of-ranges="Hoja1.B4:Hoja1.B4 Hoja1.B5:Hoja1.B11 Hoja1.C4:Hoja1.C4 Hoja1.C5:Hoja1.C11 Hoja1.B4:Hoja1.B4 Hoja1.B5:Hoja1.B11 Hoja1.D4:Hoja1.D4 Hoja1.D5:Hoja1.D11 Hoja1.B4:Hoja1.B4 Hoja1.B5:Hoja1.B11 Hoja1.F4:Hoja1.F4 Hoja1.F5:Hoja1.F11 Hoja1.B4:Hoja1.B4 Hoja1.B5:Hoja1.B11 Hoja1.H4:Hoja1.H4 Hoja1.H5:Hoja1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7.7398in" svg:height="3.5429in" svg:x="0.9276in" svg:y="5.7909in">
            <draw:object draw:notify-on-update-of-ranges="Hoja1.B4:Hoja1.B4 Hoja1.B5:Hoja1.B11 Hoja1.C4:Hoja1.C4 Hoja1.C5:Hoja1.C11 Hoja1.B4:Hoja1.B4 Hoja1.B5:Hoja1.B11 Hoja1.D4:Hoja1.D4 Hoja1.D5:Hoja1.D11 Hoja1.B4:Hoja1.B4 Hoja1.B5:Hoja1.B11 Hoja1.F4:Hoja1.F4 Hoja1.F5:Hoja1.F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5.9823in" svg:height="3.5429in" svg:x="9.0508in" svg:y="4.2953in">
            <draw:object draw:notify-on-update-of-ranges="Hoja1.B4:Hoja1.B4 Hoja1.B5:Hoja1.B11 Hoja1.E4:Hoja1.E4 Hoja1.E5:Hoja1.E11 Hoja1.B4:Hoja1.B4 Hoja1.B5:Hoja1.B11 Hoja1.G4:Hoja1.G4 Hoja1.G5:Hoja1.G11 Hoja1.B4:Hoja1.B4 Hoja1.B5:Hoja1.B11 Hoja1.I4:Hoja1.I4 Hoja1.I5:Hoja1.I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locksize=1024</text:p>
          </table:table-cell>
          <table:table-cell table:style-name="ce1" office:value-type="string" calcext:value-type="string">
            <text:p>Tile_size=1024</text:p>
          </table:table-cell>
          <table:table-cell table:style-name="ce1" office:value-type="string" calcext:value-type="string">
            <text:p>Mask_Size=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Tile</text:p>
          </table:table-cell>
          <table:table-cell table:style-name="ce1" office:value-type="string" calcext:value-type="string">
            <text:p>Aceleración Tile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Aceleración Basic</text:p>
          </table:table-cell>
          <table:table-cell table:style-name="ce1" office:value-type="string" calcext:value-type="string">
            <text:p>Caching</text:p>
          </table:table-cell>
          <table:table-cell table:style-name="ce1" office:value-type="string" calcext:value-type="string">
            <text:p>Aceleración Caching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2" office:value-type="float" office:value="0.000161" calcext:value-type="float">
            <text:p>1.61E-004</text:p>
          </table:table-cell>
          <table:table-cell office:value-type="float" office:value="0.09799" calcext:value-type="float">
            <text:p>0.09799</text:p>
          </table:table-cell>
          <table:table-cell table:formula="of:=[.C5]/[.D5]" office:value-type="float" office:value="0.00164302479844882" calcext:value-type="float">
            <text:p>0.0016430248</text:p>
          </table:table-cell>
          <table:table-cell office:value-type="float" office:value="0.00038" calcext:value-type="float">
            <text:p>0.00038</text:p>
          </table:table-cell>
          <table:table-cell table:formula="of:=[.C5]/[.F5]" office:value-type="float" office:value="0.423684210526316" calcext:value-type="float">
            <text:p>0.4236842105</text:p>
          </table:table-cell>
          <table:table-cell office:value-type="float" office:value="0.000373" calcext:value-type="float">
            <text:p>0.000373</text:p>
          </table:table-cell>
          <table:table-cell table:formula="of:=[.C5]/[.H5]" office:value-type="float" office:value="0.431635388739946" calcext:value-type="float">
            <text:p>0.431635388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114685" calcext:value-type="float">
            <text:p>0.114685</text:p>
          </table:table-cell>
          <table:table-cell table:formula="of:=[.C6]/[.D6]" office:value-type="float" office:value="0.00804813183938615" calcext:value-type="float">
            <text:p>0.0080481318</text:p>
          </table:table-cell>
          <table:table-cell office:value-type="float" office:value="0.000409" calcext:value-type="float">
            <text:p>0.000409</text:p>
          </table:table-cell>
          <table:table-cell table:formula="of:=[.C6]/[.F6]" office:value-type="float" office:value="2.25672371638142" calcext:value-type="float">
            <text:p>2.2567237164</text:p>
          </table:table-cell>
          <table:table-cell office:value-type="float" office:value="0.000404" calcext:value-type="float">
            <text:p>0.000404</text:p>
          </table:table-cell>
          <table:table-cell table:formula="of:=[.C6]/[.H6]" office:value-type="float" office:value="2.28465346534653" calcext:value-type="float">
            <text:p>2.2846534653</text:p>
          </table:table-cell>
        </table:table-row>
        <table:table-row table:style-name="ro1">
          <table:table-cell/>
          <table:table-cell table:formula="of:=[.B6]*5" office:value-type="float" office:value="250000" calcext:value-type="float">
            <text:p>250000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115574" calcext:value-type="float">
            <text:p>0.115574</text:p>
          </table:table-cell>
          <table:table-cell table:formula="of:=[.C7]/[.D7]" office:value-type="float" office:value="0.0628515063941717" calcext:value-type="float">
            <text:p>0.0628515064</text:p>
          </table:table-cell>
          <table:table-cell office:value-type="float" office:value="0.001081" calcext:value-type="float">
            <text:p>0.001081</text:p>
          </table:table-cell>
          <table:table-cell table:formula="of:=[.C7]/[.F7]" office:value-type="float" office:value="6.71970397779834" calcext:value-type="float">
            <text:p>6.7197039778</text:p>
          </table:table-cell>
          <table:table-cell office:value-type="float" office:value="0.001037" calcext:value-type="float">
            <text:p>0.001037</text:p>
          </table:table-cell>
          <table:table-cell table:formula="of:=[.C7]/[.H7]" office:value-type="float" office:value="7.00482160077146" calcext:value-type="float">
            <text:p>7.0048216008</text:p>
          </table:table-cell>
        </table:table-row>
        <table:table-row table:style-name="ro1">
          <table:table-cell/>
          <table:table-cell table:formula="of:=[.B7]*5" office:value-type="float" office:value="1250000" calcext:value-type="float">
            <text:p>1250000</text:p>
          </table:table-cell>
          <table:table-cell office:value-type="float" office:value="0.020726" calcext:value-type="float">
            <text:p>0.020726</text:p>
          </table:table-cell>
          <table:table-cell office:value-type="float" office:value="0.121775" calcext:value-type="float">
            <text:p>0.121775</text:p>
          </table:table-cell>
          <table:table-cell table:formula="of:=[.C8]/[.D8]" office:value-type="float" office:value="0.170199137754055" calcext:value-type="float">
            <text:p>0.1701991378</text:p>
          </table:table-cell>
          <table:table-cell office:value-type="float" office:value="0.002874" calcext:value-type="float">
            <text:p>0.002874</text:p>
          </table:table-cell>
          <table:table-cell table:formula="of:=[.C8]/[.F8]" office:value-type="float" office:value="7.21155184411969" calcext:value-type="float">
            <text:p>7.2115518441</text:p>
          </table:table-cell>
          <table:table-cell office:value-type="float" office:value="0.002834" calcext:value-type="float">
            <text:p>0.002834</text:p>
          </table:table-cell>
          <table:table-cell table:formula="of:=[.C8]/[.H8]" office:value-type="float" office:value="7.31333803810868" calcext:value-type="float">
            <text:p>7.3133380381</text:p>
          </table:table-cell>
        </table:table-row>
        <table:table-row table:style-name="ro1">
          <table:table-cell/>
          <table:table-cell table:formula="of:=[.B8]*5" office:value-type="float" office:value="6250000" calcext:value-type="float">
            <text:p>6250000</text:p>
          </table:table-cell>
          <table:table-cell office:value-type="float" office:value="0.099324" calcext:value-type="float">
            <text:p>0.099324</text:p>
          </table:table-cell>
          <table:table-cell office:value-type="float" office:value="0.125723" calcext:value-type="float">
            <text:p>0.125723</text:p>
          </table:table-cell>
          <table:table-cell table:formula="of:=[.C9]/[.D9]" office:value-type="float" office:value="0.790022509803298" calcext:value-type="float">
            <text:p>0.7900225098</text:p>
          </table:table-cell>
          <table:table-cell office:value-type="float" office:value="0.011539" calcext:value-type="float">
            <text:p>0.011539</text:p>
          </table:table-cell>
          <table:table-cell table:formula="of:=[.C9]/[.F9]" office:value-type="float" office:value="8.60767830834561" calcext:value-type="float">
            <text:p>8.6076783083</text:p>
          </table:table-cell>
          <table:table-cell office:value-type="float" office:value="0.011569" calcext:value-type="float">
            <text:p>0.011569</text:p>
          </table:table-cell>
          <table:table-cell table:formula="of:=[.C9]/[.H9]" office:value-type="float" office:value="8.58535742069323" calcext:value-type="float">
            <text:p>8.5853574207</text:p>
          </table:table-cell>
        </table:table-row>
        <table:table-row table:style-name="ro1">
          <table:table-cell/>
          <table:table-cell table:formula="of:=[.B9]*5" office:value-type="float" office:value="31250000" calcext:value-type="float">
            <text:p>31250000</text:p>
          </table:table-cell>
          <table:table-cell office:value-type="float" office:value="0.492699" calcext:value-type="float">
            <text:p>0.492699</text:p>
          </table:table-cell>
          <table:table-cell office:value-type="float" office:value="0.172261" calcext:value-type="float">
            <text:p>0.172261</text:p>
          </table:table-cell>
          <table:table-cell table:formula="of:=[.C10]/[.D10]" office:value-type="float" office:value="2.86018889940265" calcext:value-type="float">
            <text:p>2.8601888994</text:p>
          </table:table-cell>
          <table:table-cell office:value-type="float" office:value="0.054298" calcext:value-type="float">
            <text:p>0.054298</text:p>
          </table:table-cell>
          <table:table-cell table:formula="of:=[.C10]/[.F10]" office:value-type="float" office:value="9.0739806254374" calcext:value-type="float">
            <text:p>9.0739806254</text:p>
          </table:table-cell>
          <table:table-cell office:value-type="float" office:value="0.054344" calcext:value-type="float">
            <text:p>0.054344</text:p>
          </table:table-cell>
          <table:table-cell table:formula="of:=[.C10]/[.H10]" office:value-type="float" office:value="9.06629986751067" calcext:value-type="float">
            <text:p>9.0662998675</text:p>
          </table:table-cell>
        </table:table-row>
        <table:table-row table:style-name="ro1">
          <table:table-cell/>
          <table:table-cell table:formula="of:=[.B10]*2" office:value-type="float" office:value="62500000" calcext:value-type="float">
            <text:p>62500000</text:p>
          </table:table-cell>
          <table:table-cell office:value-type="float" office:value="0.976937" calcext:value-type="float">
            <text:p>0.976937</text:p>
          </table:table-cell>
          <table:table-cell office:value-type="float" office:value="0.201683" calcext:value-type="float">
            <text:p>0.201683</text:p>
          </table:table-cell>
          <table:table-cell table:formula="of:=[.C11]/[.D11]" office:value-type="float" office:value="4.8439233847176" calcext:value-type="float">
            <text:p>4.8439233847</text:p>
          </table:table-cell>
          <table:table-cell office:value-type="float" office:value="0.108057" calcext:value-type="float">
            <text:p>0.108057</text:p>
          </table:table-cell>
          <table:table-cell table:formula="of:=[.C11]/[.F11]" office:value-type="float" office:value="9.04094135502559" calcext:value-type="float">
            <text:p>9.040941355</text:p>
          </table:table-cell>
          <table:table-cell office:value-type="float" office:value="0.109941" calcext:value-type="float">
            <text:p>0.109941</text:p>
          </table:table-cell>
          <table:table-cell table:formula="of:=[.C11]/[.H11]" office:value-type="float" office:value="8.88601158803358" calcext:value-type="float">
            <text:p>8.886011588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9:12:26.1466934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13T20:06:49.832643440</dc:date>
    <meta:editing-duration>PT2H10M39S</meta:editing-duration>
    <meta:editing-cycles>21</meta:editing-cycles>
    <meta:generator>LibreOffice/4.3.6.2$Linux_X86_64 LibreOffice_project/430m0$Build-2</meta:generator>
    <meta:document-statistic meta:table-count="3" meta:cell-count="6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33cm" svg:height="8.464cm" xlink:href="." xlink:type="simple" chart:class="chart:scatter" chart:style-name="ch1">
        <chart:title svg:x="7.74cm" svg:y="0.305cm" chart:style-name="ch2">
          <text:p>Tiempos de ejecución</text:p>
        </chart:title>
        <chart:subtitle svg:x="8.507cm" svg:y="1.253cm" chart:style-name="ch3">
          <text:p>Blocksize=1024</text:p>
        </chart:subtitle>
        <chart:legend svg:x="16.499cm" svg:y="3.104cm" style:legend-expansion="custom" chartooo:width="3.062cm" chartooo:height="2.087cm" style:legend-expansion-aspect-ratio="1.46717776712985" chart:style-name="ch4"/>
        <chart:plot-area chart:style-name="ch5" chart:data-source-has-labels="both" svg:x="1.409cm" svg:y="2.104cm" svg:width="15.09cm" svg:height="5.208cm">
          <chartooo:coordinate-region svg:x="2.136cm" svg:y="2.304cm" svg:width="13.62cm" svg:height="4.361cm"/>
          <chart:axis chart:dimension="x" chart:name="primary-x" chart:style-name="ch6" chartooo:axis-type="auto">
            <chart:title svg:x="8.778cm" svg:y="7.481cm" chart:style-name="ch7">
              <text:p>N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056cm" chart:style-name="ch8">
              <text:p>Seg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1" chart:values-cell-range-address="local-table.$D$2:.$D$8" chart:label-cell-address="local-table.$D$1" chart:class="chart:scatter">
            <chart:data-point chart:repeated="7"/>
          </chart:series>
          <chart:series chart:style-name="ch12" chart:values-cell-range-address="local-table.$E$2:.$E$8" chart:label-cell-address="local-table.$E$1" chart:class="chart:scatter">
            <chart:data-point chart:repeated="7"/>
          </chart:series>
          <chart:series chart:style-name="ch13" chart:values-cell-range-address="local-table.$F$2:.$F$8" chart:label-cell-address="local-table.$F$1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Basic</text:p>
              </table:table-cell>
              <table:table-cell office:value-type="string">
                <text:p>Caching</text:p>
              </table:table-cell>
              <table:table-cell office:value-type="string">
                <text:p>Ti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000161">
                <text:p>0.000161</text:p>
              </table:table-cell>
              <table:table-cell office:value-type="float" office:value="0.09799">
                <text:p>0.09799</text:p>
              </table:table-cell>
              <table:table-cell office:value-type="float" office:value="0.00038">
                <text:p>0.00038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3">
                <text:p>0.000923</text:p>
              </table:table-cell>
              <table:table-cell office:value-type="float" office:value="0.114685">
                <text:p>0.114685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04">
                <text:p>0.00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7264">
                <text:p>0.007264</text:p>
              </table:table-cell>
              <table:table-cell office:value-type="float" office:value="0.115574">
                <text:p>0.115574</text:p>
              </table:table-cell>
              <table:table-cell office:value-type="float" office:value="0.001081">
                <text:p>0.001081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20726">
                <text:p>0.020726</text:p>
              </table:table-cell>
              <table:table-cell office:value-type="float" office:value="0.121775">
                <text:p>0.121775</text:p>
              </table:table-cell>
              <table:table-cell office:value-type="float" office:value="0.002874">
                <text:p>0.002874</text:p>
              </table:table-cell>
              <table:table-cell office:value-type="float" office:value="0.002834">
                <text:p>0.002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9324">
                <text:p>0.099324</text:p>
              </table:table-cell>
              <table:table-cell office:value-type="float" office:value="0.125723">
                <text:p>0.125723</text:p>
              </table:table-cell>
              <table:table-cell office:value-type="float" office:value="0.011539">
                <text:p>0.011539</text:p>
              </table:table-cell>
              <table:table-cell office:value-type="float" office:value="0.011569">
                <text:p>0.011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92699">
                <text:p>0.492699</text:p>
              </table:table-cell>
              <table:table-cell office:value-type="float" office:value="0.172261">
                <text:p>0.172261</text:p>
              </table:table-cell>
              <table:table-cell office:value-type="float" office:value="0.054298">
                <text:p>0.054298</text:p>
              </table:table-cell>
              <table:table-cell office:value-type="float" office:value="0.054344">
                <text:p>0.054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76937">
                <text:p>0.976937</text:p>
              </table:table-cell>
              <table:table-cell office:value-type="float" office:value="0.201683">
                <text:p>0.201683</text:p>
              </table:table-cell>
              <table:table-cell office:value-type="float" office:value="0.108057">
                <text:p>0.108057</text:p>
              </table:table-cell>
              <table:table-cell office:value-type="float" office:value="0.109941">
                <text:p>0.109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96cm" svg:height="9cm" xlink:href=".." xlink:type="simple" chart:class="chart:scatter" chart:style-name="ch1">
        <chart:title svg:x="6.284cm" svg:y="0.316cm" chart:style-name="ch2">
          <text:p>Aceleración </text:p>
        </chart:title>
        <chart:subtitle svg:x="6.059cm" svg:y="1.275cm" chart:style-name="ch3">
          <text:p>Block Size=1024</text:p>
        </chart:subtitle>
        <chart:legend chart:legend-position="end" svg:x="10.703cm" svg:y="3.703cm" style:legend-expansion="high" chart:style-name="ch4"/>
        <chart:plot-area chart:style-name="ch5" table:cell-range-address="Hoja1.B4:Hoja1.B11 Hoja1.E4:Hoja1.E11 Hoja1.G4:Hoja1.G11 Hoja1.I4:Hoja1.I11" chart:data-source-has-labels="row" svg:x="1.314cm" svg:y="2.138cm" svg:width="9.086cm" svg:height="5.701cm">
          <chartooo:coordinate-region svg:x="1.935cm" svg:y="2.337cm" svg:width="7.722cm" svg:height="4.855cm"/>
          <chart:axis chart:dimension="x" chart:name="primary-x" chart:style-name="ch6">
            <chart:title svg:x="5.681cm" svg:y="8.019cm" chart:style-name="ch7">
              <text:p>N</text:p>
            </chart:title>
          </chart:axis>
          <chart:axis chart:dimension="y" chart:name="primary-y" chart:style-name="ch6">
            <chart:title svg:x="0.451cm" svg:y="5.151cm" chart:style-name="ch8">
              <text:p>X</text:p>
            </chart:title>
            <chart:grid chart:style-name="ch9" chart:class="major"/>
          </chart:axis>
          <chart:series chart:style-name="ch10" chart:values-cell-range-address="Hoja1.E5:Hoja1.E11" chart:label-cell-address="Hoja1.E4:Hoja1.E4" chart:class="chart:scatter">
            <chart:domain table:cell-range-address="Hoja1.B5:Hoja1.B11"/>
            <chart:data-point chart:repeated="7"/>
          </chart:series>
          <chart:series chart:style-name="ch11" chart:values-cell-range-address="Hoja1.G5:Hoja1.G11" chart:label-cell-address="Hoja1.G4:Hoja1.G4" chart:class="chart:scatter">
            <chart:data-point chart:repeated="7"/>
          </chart:series>
          <chart:series chart:style-name="ch12" chart:values-cell-range-address="Hoja1.I5:Hoja1.I11" chart:label-cell-address="Hoja1.I4:Hoja1.I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eleración Tile</text:p>
                <draw:g>
                  <svg:desc>Hoja1.E4:Hoja1.E4</svg:desc>
                </draw:g>
              </table:table-cell>
              <table:table-cell office:value-type="string">
                <text:p>Aceleración Basic</text:p>
                <draw:g>
                  <svg:desc>Hoja1.G4:Hoja1.G4</svg:desc>
                </draw:g>
              </table:table-cell>
              <table:table-cell office:value-type="string">
                <text:p>Aceleración Caching</text:p>
                <draw:g>
                  <svg:desc>Hoja1.I4:Hoja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164302479844882">
                <text:p>0.00164302479844882</text:p>
                <draw:g>
                  <svg:desc>Hoja1.E5:Hoja1.E11</svg:desc>
                </draw:g>
              </table:table-cell>
              <table:table-cell office:value-type="float" office:value="0.423684210526316">
                <text:p>0.423684210526316</text:p>
                <draw:g>
                  <svg:desc>Hoja1.G5:Hoja1.G11</svg:desc>
                </draw:g>
              </table:table-cell>
              <table:table-cell office:value-type="float" office:value="0.431635388739946">
                <text:p>0.431635388739946</text:p>
                <draw:g>
                  <svg:desc>Hoja1.I5:Hoja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804813183938615">
                <text:p>0.00804813183938615</text:p>
              </table:table-cell>
              <table:table-cell office:value-type="float" office:value="2.25672371638142">
                <text:p>2.25672371638142</text:p>
              </table:table-cell>
              <table:table-cell office:value-type="float" office:value="2.28465346534653">
                <text:p>2.28465346534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628515063941717">
                <text:p>0.0628515063941717</text:p>
              </table:table-cell>
              <table:table-cell office:value-type="float" office:value="6.71970397779834">
                <text:p>6.71970397779834</text:p>
              </table:table-cell>
              <table:table-cell office:value-type="float" office:value="7.00482160077146">
                <text:p>7.00482160077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170199137754055">
                <text:p>0.170199137754055</text:p>
              </table:table-cell>
              <table:table-cell office:value-type="float" office:value="7.21155184411969">
                <text:p>7.21155184411969</text:p>
              </table:table-cell>
              <table:table-cell office:value-type="float" office:value="7.31333803810868">
                <text:p>7.31333803810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790022509803298">
                <text:p>0.790022509803298</text:p>
              </table:table-cell>
              <table:table-cell office:value-type="float" office:value="8.60767830834561">
                <text:p>8.60767830834561</text:p>
              </table:table-cell>
              <table:table-cell office:value-type="float" office:value="8.58535742069323">
                <text:p>8.58535742069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2.86018889940265">
                <text:p>2.86018889940265</text:p>
              </table:table-cell>
              <table:table-cell office:value-type="float" office:value="9.0739806254374">
                <text:p>9.0739806254374</text:p>
              </table:table-cell>
              <table:table-cell office:value-type="float" office:value="9.06629986751067">
                <text:p>9.06629986751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4.8439233847176">
                <text:p>4.8439233847176</text:p>
              </table:table-cell>
              <table:table-cell office:value-type="float" office:value="9.04094135502559">
                <text:p>9.04094135502559</text:p>
              </table:table-cell>
              <table:table-cell office:value-type="float" office:value="8.88601158803358">
                <text:p>8.88601158803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6cm" svg:height="9cm" xlink:href=".." xlink:type="simple" chart:class="chart:scatter" chart:style-name="ch1">
        <chart:title svg:x="7.537cm" svg:y="0.316cm" chart:style-name="ch2">
          <text:p>Tiempos de ejecución </text:p>
        </chart:title>
        <chart:subtitle svg:x="8.371cm" svg:y="1.275cm" chart:style-name="ch3">
          <text:p>Blocksize=1024</text:p>
        </chart:subtitle>
        <chart:legend chart:legend-position="end" svg:x="16.623cm" svg:y="3.703cm" style:legend-expansion="high" chart:style-name="ch4"/>
        <chart:plot-area chart:style-name="ch5" table:cell-range-address="Hoja1.B4:Hoja1.D11 Hoja1.F4:Hoja1.F11" chart:data-source-has-labels="row" svg:x="1.404cm" svg:y="2.138cm" svg:width="14.826cm" svg:height="5.701cm">
          <chartooo:coordinate-region svg:x="2.131cm" svg:y="2.338cm" svg:width="13.356cm" svg:height="4.854cm"/>
          <chart:axis chart:dimension="x" chart:name="primary-x" chart:style-name="ch6">
            <chart:title svg:x="8.641cm" svg:y="8.019cm" chart:style-name="ch7">
              <text:p>N</text:p>
            </chart:title>
          </chart:axis>
          <chart:axis chart:dimension="y" chart:name="primary-y" chart:style-name="ch6">
            <chart:title svg:x="0.451cm" svg:y="5.336cm" chart:style-name="ch8">
              <text:p>Seg</text:p>
            </chart:title>
            <chart:grid chart:style-name="ch9" chart:class="major"/>
          </chart:axis>
          <chart:series chart:style-name="ch10" chart:values-cell-range-address="Hoja1.C5:Hoja1.C11" chart:label-cell-address="Hoja1.C4:Hoja1.C4" chart:class="chart:scatter">
            <chart:domain table:cell-range-address="Hoja1.B5:Hoja1.B11"/>
            <chart:data-point chart:repeated="7"/>
          </chart:series>
          <chart:series chart:style-name="ch11" chart:values-cell-range-address="Hoja1.D5:Hoja1.D11" chart:label-cell-address="Hoja1.D4:Hoja1.D4" chart:class="chart:scatter">
            <chart:data-point chart:repeated="7"/>
          </chart:series>
          <chart:series chart:style-name="ch12" chart:values-cell-range-address="Hoja1.F5:Hoja1.F11" chart:label-cell-address="Hoja1.F4:Hoja1.F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Tile</text:p>
                <draw:g>
                  <svg:desc>Hoja1.D4:Hoja1.D4</svg:desc>
                </draw:g>
              </table:table-cell>
              <table:table-cell office:value-type="string">
                <text:p>Basic</text:p>
                <draw:g>
                  <svg:desc>Hoja1.F4:Hoja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0161">
                <text:p>0.000161</text:p>
                <draw:g>
                  <svg:desc>Hoja1.C5:Hoja1.C11</svg:desc>
                </draw:g>
              </table:table-cell>
              <table:table-cell office:value-type="float" office:value="0.09799">
                <text:p>0.09799</text:p>
                <draw:g>
                  <svg:desc>Hoja1.D5:Hoja1.D11</svg:desc>
                </draw:g>
              </table:table-cell>
              <table:table-cell office:value-type="float" office:value="0.00038">
                <text:p>0.00038</text:p>
                <draw:g>
                  <svg:desc>Hoja1.F5:Hoja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3">
                <text:p>0.000923</text:p>
              </table:table-cell>
              <table:table-cell office:value-type="float" office:value="0.114685">
                <text:p>0.114685</text:p>
              </table:table-cell>
              <table:table-cell office:value-type="float" office:value="0.000409">
                <text:p>0.000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7264">
                <text:p>0.007264</text:p>
              </table:table-cell>
              <table:table-cell office:value-type="float" office:value="0.115574">
                <text:p>0.115574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20726">
                <text:p>0.020726</text:p>
              </table:table-cell>
              <table:table-cell office:value-type="float" office:value="0.121775">
                <text:p>0.121775</text:p>
              </table:table-cell>
              <table:table-cell office:value-type="float" office:value="0.002874">
                <text:p>0.00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9324">
                <text:p>0.099324</text:p>
              </table:table-cell>
              <table:table-cell office:value-type="float" office:value="0.125723">
                <text:p>0.125723</text:p>
              </table:table-cell>
              <table:table-cell office:value-type="float" office:value="0.011539">
                <text:p>0.011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92699">
                <text:p>0.492699</text:p>
              </table:table-cell>
              <table:table-cell office:value-type="float" office:value="0.172261">
                <text:p>0.172261</text:p>
              </table:table-cell>
              <table:table-cell office:value-type="float" office:value="0.054298">
                <text:p>0.054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76937">
                <text:p>0.976937</text:p>
              </table:table-cell>
              <table:table-cell office:value-type="float" office:value="0.201683">
                <text:p>0.201683</text:p>
              </table:table-cell>
              <table:table-cell office:value-type="float" office:value="0.108057">
                <text:p>0.1080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